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4.796cm" svg:height="3.45cm" svg:x="11.651cm" svg:y="2.07cm">
            <text:p text:style-name="P1"><text:span text:style-name="T1">object-oriented </text:span><text:span text:style-name="T1"><text:line-break/></text:span><text:span text:style-name="T1">programming ii </text:span></text:p>
            <text:p text:style-name="P1"><text:span text:style-name="T1">13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4.797cm" svg:height="3.199cm" svg:x="5.092cm" svg:y="6.318cm">
            <text:p text:style-name="P2"><text:span text:style-name="T2">Program analysis &amp;</text:span></text:p>
            <text:p text:style-name="P2"><text:span text:style-name="T2"><text:s/></text:span><text:span text:style-name="T2">Understanding</text:span></text:p>
            <text:p text:style-name="P2"><text:span text:style-name="T2">63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797cm" svg:height="3.199cm" svg:x="18.292cm" svg:y="6.318cm">
            <text:p text:style-name="P1"><text:span text:style-name="T1">computational </text:span></text:p>
            <text:p text:style-name="P1"><text:span text:style-name="T1">linguistics ii</text:span></text:p>
            <text:p text:style-name="P1"><text:span text:style-name="T1">77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797cm" svg:height="3.198cm" svg:x="15.402cm" svg:y="11.159cm">
            <text:p text:style-name="P1"><text:span text:style-name="T1">computational </text:span></text:p>
            <text:p text:style-name="P1"><text:span text:style-name="T1">Methods</text:span></text:p>
            <text:p text:style-name="P1"><text:span text:style-name="T1">46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1.6cm" svg:height="1.598cm" svg:x="2.184cm" svg:y="15.912cm">
            <text:p text:style-name="P3">-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4.796cm" svg:height="3.198cm" svg:x="21.124cm" svg:y="11.159cm">
            <text:p text:style-name="P1"><text:span text:style-name="T1">Computational</text:span></text:p>
            <text:p text:style-name="P1"><text:span text:style-name="T1"><text:s/></text:span><text:span text:style-name="T1">Geometry</text:span></text:p>
            <text:p text:style-name="P1"><text:span text:style-name="T1">75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4.797cm" svg:height="3.198cm" svg:x="2.147cm" svg:y="11.159cm">
            <text:p text:style-name="P4"><text:span text:style-name="T1">computer </text:span></text:p>
            <text:p text:style-name="P4"><text:span text:style-name="T1">processing </text:span></text:p>
            <text:p text:style-name="P4"><text:span text:style-name="T1">of pictorial info </text:span></text:p>
            <text:p text:style-name="P4"><text:span text:style-name="T1">73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4.797cm" svg:height="3.198cm" svg:x="7.912cm" svg:y="11.159cm">
            <text:p text:style-name="P5"><text:span text:style-name="T3">Intro to HCI</text:span></text:p>
            <text:p text:style-name="P5"><text:span text:style-name="T3">43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1.598cm" svg:height="1.598cm" svg:x="8.039cm" svg:y="15.912cm">
            <text:p text:style-name="P3">-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3" draw:layer="layout" svg:width="1.6cm" svg:height="1.598cm" svg:x="15.484cm" svg:y="15.912cm">
            <text:p text:style-name="P3">-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3" draw:layer="layout" svg:width="1.6cm" svg:height="1.598cm" svg:x="5.174cm" svg:y="15.912cm">
            <text:p text:style-name="P3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3" draw:layer="layout" svg:width="1.598cm" svg:height="1.598cm" svg:x="11.066cm" svg:y="15.912cm">
            <text:p text:style-name="P3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3" draw:layer="layout" svg:width="1.6cm" svg:height="1.598cm" svg:x="18.644cm" svg:y="15.912cm">
            <text:p text:style-name="P3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3" draw:layer="layout" svg:width="1.599cm" svg:height="1.598cm" svg:x="21.162cm" svg:y="15.912cm">
            <text:p text:style-name="P3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3" draw:layer="layout" svg:width="1.598cm" svg:height="1.598cm" svg:x="24.184cm" svg:y="15.912cm">
            <text:p text:style-name="P3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3" draw:layer="layout" svg:x1="7.742cm" svg:y1="6.318cm" svg:x2="11.739cm" svg:y2="5.519cm">
            <text:p/>
          </draw:line>
          <draw:line draw:style-name="gr2" draw:text-style-name="P3" draw:layer="layout" svg:x1="20.533cm" svg:y1="6.318cm" svg:x2="16.536cm" svg:y2="5.519cm">
            <text:p/>
          </draw:line>
          <draw:line draw:style-name="gr2" draw:text-style-name="P3" draw:layer="layout" svg:x1="6.943cm" svg:y1="9.516cm" svg:x2="4.545cm" svg:y2="11.115cm">
            <text:p/>
          </draw:line>
          <draw:line draw:style-name="gr2" draw:text-style-name="P3" draw:layer="layout" svg:x1="10.94cm" svg:y1="11.115cm" svg:x2="7.742cm" svg:y2="9.516cm">
            <text:p/>
          </draw:line>
          <draw:line draw:style-name="gr2" draw:text-style-name="P3" draw:layer="layout" svg:x1="18.134cm" svg:y1="11.115cm" svg:x2="20.532cm" svg:y2="9.516cm">
            <text:p/>
          </draw:line>
          <draw:line draw:style-name="gr2" draw:text-style-name="P3" draw:layer="layout" svg:x1="23.73cm" svg:y1="11.115cm" svg:x2="21.332cm" svg:y2="9.516cm">
            <text:p/>
          </draw:line>
          <draw:line draw:style-name="gr2" draw:text-style-name="P3" draw:layer="layout" svg:x1="2.946cm" svg:y1="15.911cm" svg:x2="4.545cm" svg:y2="14.312cm">
            <text:p/>
          </draw:line>
          <draw:line draw:style-name="gr2" draw:text-style-name="P3" draw:layer="layout" svg:x1="6.144cm" svg:y1="15.911cm" svg:x2="4.545cm" svg:y2="14.312cm">
            <text:p/>
          </draw:line>
          <draw:line draw:style-name="gr2" draw:text-style-name="P3" draw:layer="layout" svg:x1="8.542cm" svg:y1="15.911cm" svg:x2="10.141cm" svg:y2="14.312cm">
            <text:p/>
          </draw:line>
          <draw:line draw:style-name="gr2" draw:text-style-name="P3" draw:layer="layout" svg:x1="11.74cm" svg:y1="15.911cm" svg:x2="10.141cm" svg:y2="14.312cm">
            <text:p/>
          </draw:line>
          <draw:line draw:style-name="gr2" draw:text-style-name="P3" draw:layer="layout" svg:x1="16.536cm" svg:y1="15.911cm" svg:x2="18.135cm" svg:y2="14.312cm">
            <text:p/>
          </draw:line>
          <draw:line draw:style-name="gr2" draw:text-style-name="P3" draw:layer="layout" svg:x1="19.733cm" svg:y1="15.911cm" svg:x2="18.134cm" svg:y2="14.312cm">
            <text:p/>
          </draw:line>
          <draw:line draw:style-name="gr2" draw:text-style-name="P3" draw:layer="layout" svg:x1="22.131cm" svg:y1="15.911cm" svg:x2="23.73cm" svg:y2="14.312cm">
            <text:p/>
          </draw:line>
          <draw:line draw:style-name="gr2" draw:text-style-name="P3" draw:layer="layout" svg:x1="25.329cm" svg:y1="15.911cm" svg:x2="23.73cm" svg:y2="14.312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gjoo Kanazawa</meta:initial-creator>
    <meta:creation-date>2011-09-23T17:52:59</meta:creation-date>
    <meta:editing-duration>PT00H14M17S</meta:editing-duration>
    <meta:editing-cycles>3</meta:editing-cycles>
    <dc:date>2011-09-23T18:07:04</dc:date>
    <dc:creator>Angjoo Kanazawa</dc:creator>
    <meta:generator>OpenOffice.org/3.2$Unix OpenOffice.org_project/320m12$Build-9483</meta:generator>
    <meta:document-statistic meta:object-count="53"/>
  </office:meta>
</office:document-meta>
</file>